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0.926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eeeeee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eeeeee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Module-migration-poc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ocs</text:p>
          </table:table-cell>
          <table:table-cell table:number-columns-repeated="4"/>
        </table:table-row>
        <table:table-row-group table:display="false">
          <table:table-row table:style-name="ro2" table:visibility="collapse">
            <table:table-cell/>
            <table:table-cell table:style-name="ce3"/>
            <table:table-cell table:style-name="ce5" office:value-type="string" calcext:value-type="string">
              <text:p>assets</text:p>
            </table:table-cell>
            <table:table-cell table:number-columns-repeated="3"/>
          </table:table-row>
          <table:table-row table:style-name="ro2" table:visibility="collapse">
            <table:table-cell/>
            <table:table-cell table:style-name="ce3"/>
            <table:table-cell table:style-name="ce5"/>
            <table:table-cell table:style-name="ce5" office:value-type="string" calcext:value-type="string">
              <text:p>css</text:p>
            </table:table-cell>
            <table:table-cell table:number-columns-repeated="2"/>
          </table:table-row>
          <table:table-row table:style-name="ro2" table:visibility="collapse">
            <table:table-cell/>
            <table:table-cell table:style-name="ce3"/>
            <table:table-cell table:style-name="ce5"/>
            <table:table-cell table:style-name="ce5" office:value-type="string" calcext:value-type="string">
              <text:p>images</text:p>
            </table:table-cell>
            <table:table-cell table:number-columns-repeated="2"/>
          </table:table-row>
          <table:table-row table:style-name="ro2" table:visibility="collapse">
            <table:table-cell/>
            <table:table-cell table:style-name="ce3"/>
            <table:table-cell table:style-name="ce5"/>
            <table:table-cell table:style-name="ce5" office:value-type="string" calcext:value-type="string">
              <text:p>js</text:p>
            </table:table-cell>
            <table:table-cell table:number-columns-repeated="2"/>
          </table:table-row>
          <table:table-row table:style-name="ro1" table:visibility="collapse">
            <table:table-cell/>
            <table:table-cell table:style-name="ce3"/>
            <table:table-cell table:style-name="ce6" office:value-type="string" calcext:value-type="string">
              <text:p>index.html</text:p>
            </table:table-cell>
            <table:table-cell table:number-columns-repeated="3"/>
          </table:table-row>
          <table:table-row table:style-name="ro1" table:visibility="collapse">
            <table:table-cell/>
            <table:table-cell table:style-name="ce3"/>
            <table:table-cell table:style-name="ce6" office:value-type="string" calcext:value-type="string">
              <text:p>migration.md</text:p>
            </table:table-cell>
            <table:table-cell table:number-columns-repeated="3"/>
          </table:table-row>
        </table:table-row-group>
        <table:table-row table:style-name="ro2">
          <table:table-cell/>
          <table:table-cell table:style-name="ce4" office:value-type="string" calcext:value-type="string">
            <text:p>libraries</text:p>
          </table:table-cell>
          <table:table-cell table:number-columns-repeated="4"/>
        </table:table-row>
        <table:table-row-group>
          <table:table-row table:style-name="ro2">
            <table:table-cell/>
            <table:table-cell table:style-name="ce4"/>
            <table:table-cell table:style-name="ce5" office:value-type="string" calcext:value-type="string">
              <text:p>ES.WinNT</text:p>
            </table:table-cell>
            <table:table-cell table:number-columns-repeated="2"/>
            <table:table-cell office:value-type="string" calcext:value-type="string">
              <text:p>Exemplo de biblioteca</text:p>
            </table:table-cell>
          </table:table-row>
          <table:table-row table:style-name="ro2">
            <table:table-cell/>
            <table:table-cell table:style-name="ce4"/>
            <table:table-cell/>
            <table:table-cell table:style-name="ce4" office:value-type="string" calcext:value-type="string">
              <text:p>dependencies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/>
            <table:table-cell table:style-name="ce4"/>
            <table:table-cell office:value-type="string" calcext:value-type="string">
              <text:p>sdk.h</text:p>
            </table:table-cell>
            <table:table-cell/>
          </table:table-row>
          <table:table-row table:style-name="ro2">
            <table:table-cell/>
            <table:table-cell table:style-name="ce4"/>
            <table:table-cell/>
            <table:table-cell table:style-name="ce4" office:value-type="string" calcext:value-type="string">
              <text:p>lib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/>
            <table:table-cell table:style-name="ce4"/>
            <table:table-cell office:value-type="string" calcext:value-type="string">
              <text:p>CmakeLists.txt</text:p>
            </table:table-cell>
            <table:table-cell/>
          </table:table-row>
          <table:table-row table:style-name="ro2">
            <table:table-cell/>
            <table:table-cell table:style-name="ce4"/>
            <table:table-cell/>
            <table:table-cell table:style-name="ce4"/>
            <table:table-cell office:value-type="string" calcext:value-type="string">
              <text:p>WinNT.cpp</text:p>
            </table:table-cell>
            <table:table-cell/>
          </table:table-row>
          <table:table-row table:style-name="ro2">
            <table:table-cell/>
            <table:table-cell table:style-name="ce4"/>
            <table:table-cell/>
            <table:table-cell table:style-name="ce4"/>
            <table:table-cell office:value-type="string" calcext:value-type="string">
              <text:p>WinNT.h</text:p>
            </table:table-cell>
            <table:table-cell/>
          </table:table-row>
          <table:table-row table:style-name="ro2">
            <table:table-cell/>
            <table:table-cell table:style-name="ce4"/>
            <table:table-cell/>
            <table:table-cell table:style-name="ce4"/>
            <table:table-cell office:value-type="string" calcext:value-type="string">
              <text:p>WinServiceManager.cpp</text:p>
            </table:table-cell>
            <table:table-cell/>
          </table:table-row>
          <table:table-row table:style-name="ro2">
            <table:table-cell/>
            <table:table-cell table:style-name="ce4"/>
            <table:table-cell/>
            <table:table-cell table:style-name="ce4"/>
            <table:table-cell office:value-type="string" calcext:value-type="string">
              <text:p>WinServiceManager.h</text:p>
            </table:table-cell>
            <table:table-cell/>
          </table:table-row>
          <table:table-row table:style-name="ro2">
            <table:table-cell/>
            <table:table-cell table:style-name="ce4"/>
            <table:table-cell/>
            <table:table-cell table:style-name="ce4" office:value-type="string" calcext:value-type="string">
              <text:p>src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/>
            <table:table-cell table:style-name="ce4"/>
            <table:table-cell office:value-type="string" calcext:value-type="string">
              <text:p>CmakeLists.txt</text:p>
            </table:table-cell>
            <table:table-cell/>
          </table:table-row>
          <table:table-row table:style-name="ro2">
            <table:table-cell/>
            <table:table-cell table:style-name="ce4"/>
            <table:table-cell/>
            <table:table-cell table:style-name="ce4"/>
            <table:table-cell office:value-type="string" calcext:value-type="string">
              <text:p>main.cpp</text:p>
            </table:table-cell>
            <table:table-cell/>
          </table:table-row>
          <table:table-row table:style-name="ro2">
            <table:table-cell/>
            <table:table-cell table:style-name="ce4"/>
            <table:table-cell/>
            <table:table-cell table:style-name="ce4"/>
            <table:table-cell office:value-type="string" calcext:value-type="string">
              <text:p>sdkMock.cpp</text:p>
            </table:table-cell>
            <table:table-cell/>
          </table:table-row>
          <table:table-row table:style-name="ro2">
            <table:table-cell/>
            <table:table-cell table:style-name="ce4"/>
            <table:table-cell/>
            <table:table-cell table:style-name="ce4"/>
            <table:table-cell office:value-type="string" calcext:value-type="string">
              <text:p>sdkMock.h</text:p>
            </table:table-cell>
            <table:table-cell/>
          </table:table-row>
          <table:table-row table:style-name="ro2">
            <table:table-cell/>
            <table:table-cell table:style-name="ce4"/>
            <table:table-cell/>
            <table:table-cell table:style-name="ce4" office:value-type="string" calcext:value-type="string">
              <text:p>tests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/>
            <table:table-cell table:style-name="ce4"/>
            <table:table-cell office:value-type="string" calcext:value-type="string">
              <text:p>CmakeLists.txt</text:p>
            </table:table-cell>
            <table:table-cell/>
          </table:table-row>
          <table:table-row table:style-name="ro2">
            <table:table-cell/>
            <table:table-cell table:style-name="ce4"/>
            <table:table-cell/>
            <table:table-cell table:style-name="ce4"/>
            <table:table-cell office:value-type="string" calcext:value-type="string">
              <text:p>testRunner.cpp</text:p>
            </table:table-cell>
            <table:table-cell/>
          </table:table-row>
        </table:table-row-group>
        <table:table-row table:style-name="ro2">
          <table:table-cell/>
          <table:table-cell table:style-name="ce4" office:value-type="string" calcext:value-type="string">
            <text:p>templates</text:p>
          </table:table-cell>
          <table:table-cell/>
          <table:table-cell table:style-name="ce4"/>
          <table:table-cell table:number-columns-repeated="2"/>
        </table:table-row>
        <table:table-row-group>
          <table:table-row table:style-name="ro2">
            <table:table-cell/>
            <table:table-cell table:style-name="ce4"/>
            <table:table-cell table:style-name="ce5" office:value-type="string" calcext:value-type="string">
              <text:p>Module-boilerplate</text:p>
            </table:table-cell>
            <table:table-cell table:style-name="ce4"/>
            <table:table-cell table:number-columns-repeated="2"/>
          </table:table-row>
          <table:table-row table:style-name="ro2">
            <table:table-cell/>
            <table:table-cell table:style-name="ce4"/>
            <table:table-cell table:style-name="ce5"/>
            <table:table-cell table:style-name="ce4" office:value-type="string" calcext:value-type="string">
              <text:p>dependencies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 table:style-name="ce5"/>
            <table:table-cell table:style-name="ce4"/>
            <table:table-cell office:value-type="string" calcext:value-type="string">
              <text:p>sdk.h</text:p>
            </table:table-cell>
            <table:table-cell/>
          </table:table-row>
          <table:table-row table:style-name="ro2">
            <table:table-cell/>
            <table:table-cell table:style-name="ce4"/>
            <table:table-cell table:style-name="ce5"/>
            <table:table-cell table:style-name="ce4" office:value-type="string" calcext:value-type="string">
              <text:p>src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 table:style-name="ce5"/>
            <table:table-cell table:style-name="ce4"/>
            <table:table-cell office:value-type="string" calcext:value-type="string">
              <text:p>CmakeLists.txt</text:p>
            </table:table-cell>
            <table:table-cell/>
          </table:table-row>
          <table:table-row table:style-name="ro2">
            <table:table-cell/>
            <table:table-cell table:style-name="ce4"/>
            <table:table-cell table:style-name="ce5"/>
            <table:table-cell table:style-name="ce4"/>
            <table:table-cell office:value-type="string" calcext:value-type="string">
              <text:p>libModel.cpp</text:p>
            </table:table-cell>
            <table:table-cell/>
          </table:table-row>
          <table:table-row table:style-name="ro2">
            <table:table-cell/>
            <table:table-cell table:style-name="ce4"/>
            <table:table-cell table:style-name="ce5"/>
            <table:table-cell table:style-name="ce4"/>
            <table:table-cell office:value-type="string" calcext:value-type="string">
              <text:p>libModel.h</text:p>
            </table:table-cell>
            <table:table-cell/>
          </table:table-row>
          <table:table-row table:style-name="ro2">
            <table:table-cell/>
            <table:table-cell table:style-name="ce4"/>
            <table:table-cell table:style-name="ce5"/>
            <table:table-cell table:style-name="ce4" office:value-type="string" calcext:value-type="string">
              <text:p>test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 table:style-name="ce5"/>
            <table:table-cell table:style-name="ce4"/>
            <table:table-cell office:value-type="string" calcext:value-type="string">
              <text:p>CmakeLists.txt</text:p>
            </table:table-cell>
            <table:table-cell/>
          </table:table-row>
          <table:table-row table:style-name="ro2">
            <table:table-cell/>
            <table:table-cell table:style-name="ce4"/>
            <table:table-cell table:style-name="ce5"/>
            <table:table-cell table:style-name="ce4"/>
            <table:table-cell office:value-type="string" calcext:value-type="string">
              <text:p>testRunner.cpp</text:p>
            </table:table-cell>
            <table:table-cell/>
          </table:table-row>
          <table:table-row table:style-name="ro2">
            <table:table-cell/>
            <table:table-cell table:style-name="ce4"/>
            <table:table-cell/>
            <table:table-cell office:value-type="string" calcext:value-type="string">
              <text:p>CmakeList.txt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/>
            <table:table-cell office:value-type="string" calcext:value-type="string">
              <text:p>README.md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 office:value-type="string" calcext:value-type="string">
              <text:p>README.md</text:p>
            </table:table-cell>
            <table:table-cell table:number-columns-repeated="3"/>
          </table:table-row>
        </table:table-row-group>
        <table:table-row table:style-name="ro2">
          <table:table-cell/>
          <table:table-cell table:style-name="ce4" office:value-type="string" calcext:value-type="string">
            <text:p>test-app</text:p>
          </table:table-cell>
          <table:table-cell table:number-columns-repeated="4"/>
        </table:table-row>
        <table:table-row-group>
          <table:table-row table:style-name="ro2">
            <table:table-cell/>
            <table:table-cell table:style-name="ce4"/>
            <table:table-cell table:style-name="ce5" office:value-type="string" calcext:value-type="string">
              <text:p>include</text:p>
            </table:table-cell>
            <table:table-cell table:number-columns-repeated="3"/>
          </table:table-row>
          <table:table-row table:style-name="ro2">
            <table:table-cell/>
            <table:table-cell table:style-name="ce4"/>
            <table:table-cell table:style-name="ce5"/>
            <table:table-cell office:value-type="string" calcext:value-type="string">
              <text:p>sdk.h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 table:style-name="ce5" office:value-type="string" calcext:value-type="string">
              <text:p>src</text:p>
            </table:table-cell>
            <table:table-cell table:number-columns-repeated="3"/>
          </table:table-row>
          <table:table-row table:style-name="ro2">
            <table:table-cell/>
            <table:table-cell table:style-name="ce4"/>
            <table:table-cell table:style-name="ce5"/>
            <table:table-cell office:value-type="string" calcext:value-type="string">
              <text:p>CmakeList.txt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 table:style-name="ce5"/>
            <table:table-cell office:value-type="string" calcext:value-type="string">
              <text:p>main.cpp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 table:style-name="ce5"/>
            <table:table-cell office:value-type="string" calcext:value-type="string">
              <text:p>sdkMock.cpp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 table:style-name="ce5"/>
            <table:table-cell office:value-type="string" calcext:value-type="string">
              <text:p>sdkMock.h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 table:style-name="ce5" office:value-type="string" calcext:value-type="string">
              <text:p>tests</text:p>
            </table:table-cell>
            <table:table-cell table:number-columns-repeated="3"/>
          </table:table-row>
          <table:table-row table:style-name="ro2">
            <table:table-cell/>
            <table:table-cell table:style-name="ce4"/>
            <table:table-cell table:style-name="ce5"/>
            <table:table-cell office:value-type="string" calcext:value-type="string">
              <text:p>CmakeList.txt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 table:style-name="ce5"/>
            <table:table-cell office:value-type="string" calcext:value-type="string">
              <text:p>testRunner.cpp</text:p>
            </table:table-cell>
            <table:table-cell table:number-columns-repeated="2"/>
          </table:table-row>
          <table:table-row table:style-name="ro2">
            <table:table-cell/>
            <table:table-cell table:style-name="ce4"/>
            <table:table-cell office:value-type="string" calcext:value-type="string">
              <text:p>CmakeLists.txt</text:p>
            </table:table-cell>
            <table:table-cell table:number-columns-repeated="3"/>
          </table:table-row>
          <table:table-row table:style-name="ro2">
            <table:table-cell/>
            <table:table-cell table:style-name="ce4"/>
            <table:table-cell office:value-type="string" calcext:value-type="string">
              <text:p>README.md</text:p>
            </table:table-cell>
            <table:table-cell table:number-columns-repeated="3"/>
          </table:table-row>
        </table:table-row-group>
        <table:table-row table:style-name="ro2">
          <table:table-cell/>
          <table:table-cell table:style-name="ce10" office:value-type="string" calcext:value-type="string">
            <text:p>CmakeList.txt</text:p>
          </table:table-cell>
          <table:table-cell table:style-name="ce5"/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README.md</text:p>
          </table:table-cell>
          <table:table-cell table:style-name="ce5"/>
          <table:table-cell table:number-columns-repeated="3"/>
        </table:table-row>
        <table:table-row table:style-name="ro2">
          <table:table-cell/>
          <table:table-cell table:style-name="ce4"/>
          <table:table-cell table:style-name="ce5"/>
          <table:table-cell table:number-columns-repeated="3"/>
        </table:table-row>
        <table:table-row table:style-name="ro2" table:number-rows-repeated="7">
          <table:table-cell/>
          <table:table-cell table:style-name="ce4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 table:number-rows-repeated="104851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docs" table:target-range-address="Planilha1.A2:Planilha1.XFD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1:36:13.79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0:59:58.513000000</meta:creation-date>
    <meta:generator>LibreOffice/24.2.2.2$Windows_X86_64 LibreOffice_project/d56cc158d8a96260b836f100ef4b4ef25d6f1a01</meta:generator>
    <dc:date>2024-05-28T11:44:24.766000000</dc:date>
    <meta:editing-duration>PT23H37M48S</meta:editing-duration>
    <meta:editing-cycles>2</meta:editing-cycles>
    <meta:document-statistic meta:table-count="1" meta:cell-count="56" meta:object-count="0"/>
  </office:meta>
</office:document-meta>
</file>